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4.55083333333333cm"/>
    </style:style>
    <style:style style:name="co2" style:family="table-column">
      <style:table-column-properties fo:break-before="auto" style:column-width="2.27541666666667cm"/>
    </style:style>
    <style:style style:name="co3" style:family="table-column">
      <style:table-column-properties fo:break-before="auto" style:column-width="5.68854166666667cm"/>
    </style:style>
    <style:style style:name="co4"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2" table:number-columns-repeated="1017" table:default-cell-style-name="ce1"/>
        <table:table-column table:style-name="co4"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e9c52701-5e14-4852-aa53-7ebd498bf758~ name=~The Curse~&gt;&lt;property name=~Rarity~ value=~F-S~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Captain Attachment - Letter of Marque..Unique .. You must have 2 or more non-Skeletal crew on your Ship to put The Curse into play. .. Act: Tack this card to move your Ship one Sea Closer to another player's Ship.~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e9c52701-5e14-4852-aa53-7ebd498bf758~ name=~The Curse~&gt;&lt;property name=~Rarity~ value=~F-S~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Captain Attachment - Letter of Marque..Unique .. You must have 2 or more non-Skeletal crew on your Ship to put The Curse into play. .. Act: Tack this card to move your Ship one Sea Closer to another player's Ship.~ /&gt;&lt;/card&gt;</text:p>
          </table:table-cell>
          <table:table-cell office:value-type="string" office:string-value=" &lt;Relationship Target=~/cards/BlackSails_thecurse.jpg~ Id=~Ce9c52701-5e14-4852-aa53-7ebd498bf758~ Type=~http://schemas.octgn.org/picture~/&gt;" table:formula="of:=CONCATENATE(&quot; &lt;Relationship Target=~/cards/&quot;;[.D2];&quot;.jpg~ Id=~C&quot;;[.C2];&quot;~ Type=~http://schemas.octgn.org/picture~/&gt;&quot;)" table:style-name="ce1">
            <text:p><text:s/>&lt;Relationship Target=~/cards/BlackSails_thecurse.jpg~ Id=~Ce9c52701-5e14-4852-aa53-7ebd498bf758~ Type=~http://schemas.octgn.org/picture~/&gt;</text:p>
          </table:table-cell>
          <table:table-cell office:value-type="string" table:style-name="ce1">
            <text:p>e9c52701-5e14-4852-aa53-7ebd498bf758</text:p>
          </table:table-cell>
          <table:table-cell office:value-type="string" table:style-name="ce1">
            <text:p>BlackSails_thecurse</text:p>
          </table:table-cell>
          <table:table-cell office:value-type="string" table:style-name="ce1">
            <text:p>The Curse</text:p>
          </table:table-cell>
          <table:table-cell office:value-type="string" table:style-name="ce1">
            <text:p>F-S</text:p>
          </table:table-cell>
          <table:table-cell office:value-type="string" table:style-name="ce1">
            <text:p>attachments</text:p>
          </table:table-cell>
          <table:table-cell office:value-type="float" office:value="2" table:style-name="ce1">
            <text:p>2</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lack Freighter Captain Attachment - Letter of Marque..Unique .. You must have 2 or more non-Skeletal crew on your Ship to put The Curse into play. .. Act: Tack this card to move your Ship one Sea Closer to another player's Ship.</text:p>
          </table:table-cell>
          <table:table-cell table:number-columns-repeated="16361"/>
        </table:table-row>
        <table:table-row table:style-name="ro2">
          <table:table-cell office:value-type="string" office:string-value="  &lt;card id=~1027d72e-efd9-47a6-b46c-245c738b6afd~ name=~Cursed Cutla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3 Adventuring (2 if you have a Villainous Captain). Item..crew Attachment: +1 Swashbuckling. This crew inflicts 1 extra Hit during Boarding Attacks. It caused its owner no end of trouble... until he died. Ever since, his luck's been great.~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1027d72e-efd9-47a6-b46c-245c738b6afd~ name=~Cursed Cutla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3 Adventuring (2 if you have a Villainous Captain). Item..crew Attachment: +1 Swashbuckling. This crew inflicts 1 extra Hit during Boarding Attacks. It caused its owner no end of trouble... until he died. Ever since, his luck's been great.~ /&gt;&lt;/card&gt;</text:p>
          </table:table-cell>
          <table:table-cell office:value-type="string" office:string-value=" &lt;Relationship Target=~/cards/BlackSails_cursedcutlass.jpg~ Id=~C1027d72e-efd9-47a6-b46c-245c738b6afd~ Type=~http://schemas.octgn.org/picture~/&gt;" table:formula="of:=CONCATENATE(&quot; &lt;Relationship Target=~/cards/&quot;;[.D3];&quot;.jpg~ Id=~C&quot;;[.C3];&quot;~ Type=~http://schemas.octgn.org/picture~/&gt;&quot;)" table:style-name="ce1">
            <text:p><text:s/>&lt;Relationship Target=~/cards/BlackSails_cursedcutlass.jpg~ Id=~C1027d72e-efd9-47a6-b46c-245c738b6afd~ Type=~http://schemas.octgn.org/picture~/&gt;</text:p>
          </table:table-cell>
          <table:table-cell office:value-type="string" table:style-name="ce1">
            <text:p>1027d72e-efd9-47a6-b46c-245c738b6afd</text:p>
          </table:table-cell>
          <table:table-cell office:value-type="string" table:style-name="ce1">
            <text:p>BlackSails_cursedcutlass</text:p>
          </table:table-cell>
          <table:table-cell office:value-type="string" table:style-name="ce1">
            <text:p>Cursed Cutlass</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Tack 3 Adventuring (2 if you have a Villainous Captain). Item..crew Attachment: +1 Swashbuckling. This crew inflicts 1 extra Hit during Boarding Attacks. It caused its owner no end of trouble... until he died. Ever since, his luck's been great.</text:p>
          </table:table-cell>
          <table:table-cell table:number-columns-repeated="16361"/>
        </table:table-row>
        <table:table-row table:style-name="ro2">
          <table:table-cell office:value-type="string" office:string-value="  &lt;card id=~15d3cc48-4abd-457c-b33b-4ec327bd770e~ name=~Dali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4~ /&gt;&lt;property name=~Crew Max.~ value=~~ /&gt;&lt;property name=~Move Cost~ value=~~ /&gt;&lt;property name=~Faction~ value=~Black Freighter~ /&gt;&lt;property name=~Text~ value=~Experienced..Unique..Loyal..Swordsman+2 .. Immediately after Dalia plays a Boarding Attack, you may sink one of your crew to draw a card.~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15d3cc48-4abd-457c-b33b-4ec327bd770e~ name=~Dali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4~ /&gt;&lt;property name=~Crew Max.~ value=~~ /&gt;&lt;property name=~Move Cost~ value=~~ /&gt;&lt;property name=~Faction~ value=~Black Freighter~ /&gt;&lt;property name=~Text~ value=~Experienced..Unique..Loyal..Swordsman+2 .. Immediately after Dalia plays a Boarding Attack, you may sink one of your crew to draw a card.~ /&gt;&lt;/card&gt;</text:p>
          </table:table-cell>
          <table:table-cell office:value-type="string" office:string-value=" &lt;Relationship Target=~/cards/BlackSails_dalia.jpg~ Id=~C15d3cc48-4abd-457c-b33b-4ec327bd770e~ Type=~http://schemas.octgn.org/picture~/&gt;" table:formula="of:=CONCATENATE(&quot; &lt;Relationship Target=~/cards/&quot;;[.D4];&quot;.jpg~ Id=~C&quot;;[.C4];&quot;~ Type=~http://schemas.octgn.org/picture~/&gt;&quot;)" table:style-name="ce1">
            <text:p><text:s/>&lt;Relationship Target=~/cards/BlackSails_dalia.jpg~ Id=~C15d3cc48-4abd-457c-b33b-4ec327bd770e~ Type=~http://schemas.octgn.org/picture~/&gt;</text:p>
          </table:table-cell>
          <table:table-cell office:value-type="string" table:style-name="ce1">
            <text:p>15d3cc48-4abd-457c-b33b-4ec327bd770e</text:p>
          </table:table-cell>
          <table:table-cell office:value-type="string" table:style-name="ce1">
            <text:p>BlackSails_dalia</text:p>
          </table:table-cell>
          <table:table-cell office:value-type="string" table:style-name="ce1">
            <text:p>Dalia</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lack Freighter</text:p>
          </table:table-cell>
          <table:table-cell office:value-type="string" table:style-name="ce1">
            <text:p>Experienced..Unique..Loyal..Swordsman+2 .. Immediately after Dalia plays a Boarding Attack, you may sink one of your crew to draw a card.</text:p>
          </table:table-cell>
          <table:table-cell table:number-columns-repeated="16361"/>
        </table:table-row>
        <table:table-row table:style-name="ro2">
          <table:table-cell office:value-type="string" office:string-value="  &lt;card id=~26c56771-c425-4c2a-b06c-911ea220dcf5~ name=~Don Deann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Black Freighter~ /&gt;&lt;property name=~Text~ value=~Experienced..Unique..Loyal..Villainous..Swordsman+2 .. Increase your hand size by 1 while your ship is involved in a Boarding. Some souls are simply too wicked to die.~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26c56771-c425-4c2a-b06c-911ea220dcf5~ name=~Don Deanna~&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Black Freighter~ /&gt;&lt;property name=~Text~ value=~Experienced..Unique..Loyal..Villainous..Swordsman+2 .. Increase your hand size by 1 while your ship is involved in a Boarding. Some souls are simply too wicked to die.~ /&gt;&lt;/card&gt;</text:p>
          </table:table-cell>
          <table:table-cell office:value-type="string" office:string-value=" &lt;Relationship Target=~/cards/BlackSails_dondeanna.jpg~ Id=~C26c56771-c425-4c2a-b06c-911ea220dcf5~ Type=~http://schemas.octgn.org/picture~/&gt;" table:formula="of:=CONCATENATE(&quot; &lt;Relationship Target=~/cards/&quot;;[.D5];&quot;.jpg~ Id=~C&quot;;[.C5];&quot;~ Type=~http://schemas.octgn.org/picture~/&gt;&quot;)" table:style-name="ce1">
            <text:p><text:s/>&lt;Relationship Target=~/cards/BlackSails_dondeanna.jpg~ Id=~C26c56771-c425-4c2a-b06c-911ea220dcf5~ Type=~http://schemas.octgn.org/picture~/&gt;</text:p>
          </table:table-cell>
          <table:table-cell office:value-type="string" table:style-name="ce1">
            <text:p>26c56771-c425-4c2a-b06c-911ea220dcf5</text:p>
          </table:table-cell>
          <table:table-cell office:value-type="string" table:style-name="ce1">
            <text:p>BlackSails_dondeanna</text:p>
          </table:table-cell>
          <table:table-cell office:value-type="string" table:style-name="ce1">
            <text:p>Don Deanna</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lack Freighter</text:p>
          </table:table-cell>
          <table:table-cell office:value-type="string" table:style-name="ce1">
            <text:p>Experienced..Unique..Loyal..Villainous..Swordsman+2 .. Increase your hand size by 1 while your ship is involved in a Boarding. Some souls are simply too wicked to die.</text:p>
          </table:table-cell>
          <table:table-cell table:number-columns-repeated="16361"/>
        </table:table-row>
        <table:table-row table:style-name="ro2">
          <table:table-cell office:value-type="string" office:string-value="  &lt;card id=~320409a5-30d7-4d08-b8ce-d1bed13c8619~ name=~Feed the Hun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and sink one of your crew, if you have a Villainous Captain. crew Attachment: +1 Swashbuckling. This crew inflicts 2 extra Hits during Boarding Attacks. The undead aren't choosy. If they have no living victims, they'll turn on their own...~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320409a5-30d7-4d08-b8ce-d1bed13c8619~ name=~Feed the Hun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Tack and sink one of your crew, if you have a Villainous Captain. crew Attachment: +1 Swashbuckling. This crew inflicts 2 extra Hits during Boarding Attacks. The undead aren't choosy. If they have no living victims, they'll turn on their own...~ /&gt;&lt;/card&gt;</text:p>
          </table:table-cell>
          <table:table-cell office:value-type="string" office:string-value=" &lt;Relationship Target=~/cards/BlackSails_feedthehunger.jpg~ Id=~C320409a5-30d7-4d08-b8ce-d1bed13c8619~ Type=~http://schemas.octgn.org/picture~/&gt;" table:formula="of:=CONCATENATE(&quot; &lt;Relationship Target=~/cards/&quot;;[.D6];&quot;.jpg~ Id=~C&quot;;[.C6];&quot;~ Type=~http://schemas.octgn.org/picture~/&gt;&quot;)" table:style-name="ce1">
            <text:p><text:s/>&lt;Relationship Target=~/cards/BlackSails_feedthehunger.jpg~ Id=~C320409a5-30d7-4d08-b8ce-d1bed13c8619~ Type=~http://schemas.octgn.org/picture~/&gt;</text:p>
          </table:table-cell>
          <table:table-cell office:value-type="string" table:style-name="ce1">
            <text:p>320409a5-30d7-4d08-b8ce-d1bed13c8619</text:p>
          </table:table-cell>
          <table:table-cell office:value-type="string" table:style-name="ce1">
            <text:p>BlackSails_feedthehunger</text:p>
          </table:table-cell>
          <table:table-cell office:value-type="string" table:style-name="ce1">
            <text:p>Feed the Hunger</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Tack and sink one of your crew, if you have a Villainous Captain. crew Attachment: +1 Swashbuckling. This crew inflicts 2 extra Hits during Boarding Attacks. The undead aren't choosy. If they have no living victims, they'll turn on their own...</text:p>
          </table:table-cell>
          <table:table-cell table:number-columns-repeated="16361"/>
        </table:table-row>
        <table:table-row table:style-name="ro2">
          <table:table-cell office:value-type="string" office:string-value="  &lt;card id=~46f8ef62-f032-4287-bf70-c6d9d7763448~ name=~Gilles Allais du Crieux~&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Villainous~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46f8ef62-f032-4287-bf70-c6d9d7763448~ name=~Gilles Allais du Crieux~&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Villainous~ /&gt;&lt;/card&gt;</text:p>
          </table:table-cell>
          <table:table-cell office:value-type="string" office:string-value=" &lt;Relationship Target=~/cards/BlackSails_gillesallaisducrieux.jpg~ Id=~C46f8ef62-f032-4287-bf70-c6d9d7763448~ Type=~http://schemas.octgn.org/picture~/&gt;" table:formula="of:=CONCATENATE(&quot; &lt;Relationship Target=~/cards/&quot;;[.D7];&quot;.jpg~ Id=~C&quot;;[.C7];&quot;~ Type=~http://schemas.octgn.org/picture~/&gt;&quot;)" table:style-name="ce1">
            <text:p><text:s/>&lt;Relationship Target=~/cards/BlackSails_gillesallaisducrieux.jpg~ Id=~C46f8ef62-f032-4287-bf70-c6d9d7763448~ Type=~http://schemas.octgn.org/picture~/&gt;</text:p>
          </table:table-cell>
          <table:table-cell office:value-type="string" table:style-name="ce1">
            <text:p>46f8ef62-f032-4287-bf70-c6d9d7763448</text:p>
          </table:table-cell>
          <table:table-cell office:value-type="string" table:style-name="ce1">
            <text:p>BlackSails_gillesallaisducrieux</text:p>
          </table:table-cell>
          <table:table-cell office:value-type="string" table:style-name="ce1">
            <text:p>Gilles Allais du Crieux</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Experienced..Unique..Loyal..Villainous</text:p>
          </table:table-cell>
          <table:table-cell table:number-columns-repeated="16361"/>
        </table:table-row>
        <table:table-row table:style-name="ro2">
          <table:table-cell office:value-type="string" office:string-value="  &lt;card id=~90f26999-6a68-45d5-91f3-01648a449b42~ name=~High Moral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Tack 5 Adventuring (3 if completed in the Trade Sea). Captain Attachment: React: Discard High Morale when you are absorbing Hits to suffer 3 fewer Hits. If your Ship's crew maximum is less than 9, you suffer 6 fewer Hits, instead.~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90f26999-6a68-45d5-91f3-01648a449b42~ name=~High Moral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Tack 5 Adventuring (3 if completed in the Trade Sea). Captain Attachment: React: Discard High Morale when you are absorbing Hits to suffer 3 fewer Hits. If your Ship's crew maximum is less than 9, you suffer 6 fewer Hits, instead.~ /&gt;&lt;/card&gt;</text:p>
          </table:table-cell>
          <table:table-cell office:value-type="string" office:string-value=" &lt;Relationship Target=~/cards/BlackSails_highmorale.jpg~ Id=~C90f26999-6a68-45d5-91f3-01648a449b42~ Type=~http://schemas.octgn.org/picture~/&gt;" table:formula="of:=CONCATENATE(&quot; &lt;Relationship Target=~/cards/&quot;;[.D8];&quot;.jpg~ Id=~C&quot;;[.C8];&quot;~ Type=~http://schemas.octgn.org/picture~/&gt;&quot;)" table:style-name="ce1">
            <text:p><text:s/>&lt;Relationship Target=~/cards/BlackSails_highmorale.jpg~ Id=~C90f26999-6a68-45d5-91f3-01648a449b42~ Type=~http://schemas.octgn.org/picture~/&gt;</text:p>
          </table:table-cell>
          <table:table-cell office:value-type="string" table:style-name="ce1">
            <text:p>90f26999-6a68-45d5-91f3-01648a449b42</text:p>
          </table:table-cell>
          <table:table-cell office:value-type="string" table:style-name="ce1">
            <text:p>BlackSails_highmorale</text:p>
          </table:table-cell>
          <table:table-cell office:value-type="string" table:style-name="ce1">
            <text:p>High Morale</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To complete: Tack 5 Adventuring (3 if completed in the Trade Sea). Captain Attachment: React: Discard High Morale when you are absorbing Hits to suffer 3 fewer Hits. If your Ship's crew maximum is less than 9, you suffer 6 fewer Hits, instead.</text:p>
          </table:table-cell>
          <table:table-cell table:number-columns-repeated="16361"/>
        </table:table-row>
        <table:table-row table:style-name="ro2">
          <table:table-cell office:value-type="string" office:string-value="  &lt;card id=~a4f564ca-208c-46d3-8c0a-f4ce08ae4270~ name=~Iken of Venderheim~&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4~ /&gt;&lt;property name=~Crew Max.~ value=~~ /&gt;&lt;property name=~Move Cost~ value=~~ /&gt;&lt;property name=~Faction~ value=~Black Freighter~ /&gt;&lt;property name=~Text~ value=~Experienced..Unique..Loyal .. You may sink Iken when he inflicts Hits with a Boarding Attack to inflict 5 extra Hit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a4f564ca-208c-46d3-8c0a-f4ce08ae4270~ name=~Iken of Venderheim~&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4~ /&gt;&lt;property name=~Crew Max.~ value=~~ /&gt;&lt;property name=~Move Cost~ value=~~ /&gt;&lt;property name=~Faction~ value=~Black Freighter~ /&gt;&lt;property name=~Text~ value=~Experienced..Unique..Loyal .. You may sink Iken when he inflicts Hits with a Boarding Attack to inflict 5 extra Hits.~ /&gt;&lt;/card&gt;</text:p>
          </table:table-cell>
          <table:table-cell office:value-type="string" office:string-value=" &lt;Relationship Target=~/cards/BlackSails_ikenofvenderheim.jpg~ Id=~Ca4f564ca-208c-46d3-8c0a-f4ce08ae4270~ Type=~http://schemas.octgn.org/picture~/&gt;" table:formula="of:=CONCATENATE(&quot; &lt;Relationship Target=~/cards/&quot;;[.D9];&quot;.jpg~ Id=~C&quot;;[.C9];&quot;~ Type=~http://schemas.octgn.org/picture~/&gt;&quot;)" table:style-name="ce1">
            <text:p><text:s/>&lt;Relationship Target=~/cards/BlackSails_ikenofvenderheim.jpg~ Id=~Ca4f564ca-208c-46d3-8c0a-f4ce08ae4270~ Type=~http://schemas.octgn.org/picture~/&gt;</text:p>
          </table:table-cell>
          <table:table-cell office:value-type="string" table:style-name="ce1">
            <text:p>a4f564ca-208c-46d3-8c0a-f4ce08ae4270</text:p>
          </table:table-cell>
          <table:table-cell office:value-type="string" table:style-name="ce1">
            <text:p>BlackSails_ikenofvenderheim</text:p>
          </table:table-cell>
          <table:table-cell office:value-type="string" table:style-name="ce1">
            <text:p>Iken of Venderheim</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lack Freighter</text:p>
          </table:table-cell>
          <table:table-cell office:value-type="string" table:style-name="ce1">
            <text:p>Experienced..Unique..Loyal .. You may sink Iken when he inflicts Hits with a Boarding Attack to inflict 5 extra Hits.</text:p>
          </table:table-cell>
          <table:table-cell table:number-columns-repeated="16361"/>
        </table:table-row>
        <table:table-row table:style-name="ro2">
          <table:table-cell office:value-type="string" office:string-value="  &lt;card id=~76daf3a8-c77e-4339-9344-54199c88f9d8~ name=~Innocent Bystander~&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inking a crew to absorb Hits. If your Captain is untacked, the crew absorbs 3 extra Hits.~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76daf3a8-c77e-4339-9344-54199c88f9d8~ name=~Innocent Bystander~&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inking a crew to absorb Hits. If your Captain is untacked, the crew absorbs 3 extra Hits.~ /&gt;&lt;/card&gt;</text:p>
          </table:table-cell>
          <table:table-cell office:value-type="string" office:string-value=" &lt;Relationship Target=~/cards/BlackSails_innocentbystander.jpg~ Id=~C76daf3a8-c77e-4339-9344-54199c88f9d8~ Type=~http://schemas.octgn.org/picture~/&gt;" table:formula="of:=CONCATENATE(&quot; &lt;Relationship Target=~/cards/&quot;;[.D10];&quot;.jpg~ Id=~C&quot;;[.C10];&quot;~ Type=~http://schemas.octgn.org/picture~/&gt;&quot;)" table:style-name="ce1">
            <text:p><text:s/>&lt;Relationship Target=~/cards/BlackSails_innocentbystander.jpg~ Id=~C76daf3a8-c77e-4339-9344-54199c88f9d8~ Type=~http://schemas.octgn.org/picture~/&gt;</text:p>
          </table:table-cell>
          <table:table-cell office:value-type="string" table:style-name="ce1">
            <text:p>76daf3a8-c77e-4339-9344-54199c88f9d8</text:p>
          </table:table-cell>
          <table:table-cell office:value-type="string" table:style-name="ce1">
            <text:p>BlackSails_innocentbystander</text:p>
          </table:table-cell>
          <table:table-cell office:value-type="string" table:style-name="ce1">
            <text:p>Innocent Bystander</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inking a crew to absorb Hits. If your Captain is untacked, the crew absorbs 3 extra Hits.</text:p>
          </table:table-cell>
          <table:table-cell table:number-columns-repeated="16361"/>
        </table:table-row>
        <table:table-row table:style-name="ro2">
          <table:table-cell office:value-type="string" office:string-value="  &lt;card id=~72f24066-2d93-4e35-a54b-5cc58b360ee0~ name=~Lord Windamshir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2~ /&gt;&lt;property name=~Crew Max.~ value=~~ /&gt;&lt;property name=~Move Cost~ value=~~ /&gt;&lt;property name=~Faction~ value=~Black Freighter~ /&gt;&lt;property name=~Text~ value=~Experienced..Unique..Loyal .. Windamshire gains +1 Influence for every Adventure card attached to him.~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72f24066-2d93-4e35-a54b-5cc58b360ee0~ name=~Lord Windamshir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2~ /&gt;&lt;property name=~Crew Max.~ value=~~ /&gt;&lt;property name=~Move Cost~ value=~~ /&gt;&lt;property name=~Faction~ value=~Black Freighter~ /&gt;&lt;property name=~Text~ value=~Experienced..Unique..Loyal .. Windamshire gains +1 Influence for every Adventure card attached to him.~ /&gt;&lt;/card&gt;</text:p>
          </table:table-cell>
          <table:table-cell office:value-type="string" office:string-value=" &lt;Relationship Target=~/cards/BlackSails_lordwindamshire.jpg~ Id=~C72f24066-2d93-4e35-a54b-5cc58b360ee0~ Type=~http://schemas.octgn.org/picture~/&gt;" table:formula="of:=CONCATENATE(&quot; &lt;Relationship Target=~/cards/&quot;;[.D11];&quot;.jpg~ Id=~C&quot;;[.C11];&quot;~ Type=~http://schemas.octgn.org/picture~/&gt;&quot;)" table:style-name="ce1">
            <text:p><text:s/>&lt;Relationship Target=~/cards/BlackSails_lordwindamshire.jpg~ Id=~C72f24066-2d93-4e35-a54b-5cc58b360ee0~ Type=~http://schemas.octgn.org/picture~/&gt;</text:p>
          </table:table-cell>
          <table:table-cell office:value-type="string" table:style-name="ce1">
            <text:p>72f24066-2d93-4e35-a54b-5cc58b360ee0</text:p>
          </table:table-cell>
          <table:table-cell office:value-type="string" table:style-name="ce1">
            <text:p>BlackSails_lordwindamshire</text:p>
          </table:table-cell>
          <table:table-cell office:value-type="string" table:style-name="ce1">
            <text:p>Lord Windamshire</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Experienced..Unique..Loyal .. Windamshire gains +1 Influence for every Adventure card attached to him.</text:p>
          </table:table-cell>
          <table:table-cell table:number-columns-repeated="16361"/>
        </table:table-row>
        <table:table-row table:style-name="ro2">
          <table:table-cell office:value-type="string" office:string-value="  &lt;card id=~2a5db5ea-ebee-47b2-86f2-5954d17a74a5~ name=~Mark Scars~&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2~ /&gt;&lt;property name=~Influence~ value=~2~ /&gt;&lt;property name=~Swashbuckling~ value=~2~ /&gt;&lt;property name=~Crew Max.~ value=~~ /&gt;&lt;property name=~Move Cost~ value=~~ /&gt;&lt;property name=~Faction~ value=~Black Freighter~ /&gt;&lt;property name=~Text~ value=~Experienced..Unique..Loyal..Gunner~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2a5db5ea-ebee-47b2-86f2-5954d17a74a5~ name=~Mark Scars~&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2~ /&gt;&lt;property name=~Influence~ value=~2~ /&gt;&lt;property name=~Swashbuckling~ value=~2~ /&gt;&lt;property name=~Crew Max.~ value=~~ /&gt;&lt;property name=~Move Cost~ value=~~ /&gt;&lt;property name=~Faction~ value=~Black Freighter~ /&gt;&lt;property name=~Text~ value=~Experienced..Unique..Loyal..Gunner~ /&gt;&lt;/card&gt;</text:p>
          </table:table-cell>
          <table:table-cell office:value-type="string" office:string-value=" &lt;Relationship Target=~/cards/BlackSails_markscars.jpg~ Id=~C2a5db5ea-ebee-47b2-86f2-5954d17a74a5~ Type=~http://schemas.octgn.org/picture~/&gt;" table:formula="of:=CONCATENATE(&quot; &lt;Relationship Target=~/cards/&quot;;[.D12];&quot;.jpg~ Id=~C&quot;;[.C12];&quot;~ Type=~http://schemas.octgn.org/picture~/&gt;&quot;)" table:style-name="ce1">
            <text:p><text:s/>&lt;Relationship Target=~/cards/BlackSails_markscars.jpg~ Id=~C2a5db5ea-ebee-47b2-86f2-5954d17a74a5~ Type=~http://schemas.octgn.org/picture~/&gt;</text:p>
          </table:table-cell>
          <table:table-cell office:value-type="string" table:style-name="ce1">
            <text:p>2a5db5ea-ebee-47b2-86f2-5954d17a74a5</text:p>
          </table:table-cell>
          <table:table-cell office:value-type="string" table:style-name="ce1">
            <text:p>BlackSails_markscars</text:p>
          </table:table-cell>
          <table:table-cell office:value-type="string" table:style-name="ce1">
            <text:p>Mark Scars</text:p>
          </table:table-cell>
          <table:table-cell office:value-type="string" table:style-name="ce1">
            <text:p>F</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5" table:style-name="ce1">
            <text:p>5</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Experienced..Unique..Loyal..Gunner</text:p>
          </table:table-cell>
          <table:table-cell table:number-columns-repeated="16361"/>
        </table:table-row>
        <table:table-row table:style-name="ro2">
          <table:table-cell office:value-type="string" office:string-value="  &lt;card id=~db9f2951-d59c-413b-8901-b7193779208a~ name=~Marooned~&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Target and discard one of your Heroic crew to attach this card to your Captain, giving a +2 Influence. The nasty part is, they left him with his share of the gol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db9f2951-d59c-413b-8901-b7193779208a~ name=~Marooned~&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Target and discard one of your Heroic crew to attach this card to your Captain, giving a +2 Influence. The nasty part is, they left him with his share of the gold.~ /&gt;&lt;/card&gt;</text:p>
          </table:table-cell>
          <table:table-cell office:value-type="string" office:string-value=" &lt;Relationship Target=~/cards/BlackSails_marooned.jpg~ Id=~Cdb9f2951-d59c-413b-8901-b7193779208a~ Type=~http://schemas.octgn.org/picture~/&gt;" table:formula="of:=CONCATENATE(&quot; &lt;Relationship Target=~/cards/&quot;;[.D13];&quot;.jpg~ Id=~C&quot;;[.C13];&quot;~ Type=~http://schemas.octgn.org/picture~/&gt;&quot;)" table:style-name="ce1">
            <text:p><text:s/>&lt;Relationship Target=~/cards/BlackSails_marooned.jpg~ Id=~Cdb9f2951-d59c-413b-8901-b7193779208a~ Type=~http://schemas.octgn.org/picture~/&gt;</text:p>
          </table:table-cell>
          <table:table-cell office:value-type="string" table:style-name="ce1">
            <text:p>db9f2951-d59c-413b-8901-b7193779208a</text:p>
          </table:table-cell>
          <table:table-cell office:value-type="string" table:style-name="ce1">
            <text:p>BlackSails_marooned</text:p>
          </table:table-cell>
          <table:table-cell office:value-type="string" table:style-name="ce1">
            <text:p>Marooned</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Villainous Captain. Target and discard one of your Heroic crew to attach this card to your Captain, giving a +2 Influence. The nasty part is, they left him with his share of the gold.</text:p>
          </table:table-cell>
          <table:table-cell table:number-columns-repeated="16361"/>
        </table:table-row>
        <table:table-row table:style-name="ro2">
          <table:table-cell office:value-type="string" office:string-value="  &lt;card id=~68b1c0d8-3d2e-42c3-8663-6046f6649e11~ name=~Moaning Song of the Dead~&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Fear of 1 or more to play this card. Target this Sea. Until the end of the turn, other players must tack one of their crew (in addition to other costs) to enter this Sea. The eerie cry echoed across the waves, chilling Gosse to his bones. He'd heard that noise before...~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68b1c0d8-3d2e-42c3-8663-6046f6649e11~ name=~Moaning Song of the Dead~&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Fear of 1 or more to play this card. Target this Sea. Until the end of the turn, other players must tack one of their crew (in addition to other costs) to enter this Sea. The eerie cry echoed across the waves, chilling Gosse to his bones. He'd heard that noise before...~ /&gt;&lt;/card&gt;</text:p>
          </table:table-cell>
          <table:table-cell office:value-type="string" office:string-value=" &lt;Relationship Target=~/cards/BlackSails_moaningsongofthedead.jpg~ Id=~C68b1c0d8-3d2e-42c3-8663-6046f6649e11~ Type=~http://schemas.octgn.org/picture~/&gt;" table:formula="of:=CONCATENATE(&quot; &lt;Relationship Target=~/cards/&quot;;[.D14];&quot;.jpg~ Id=~C&quot;;[.C14];&quot;~ Type=~http://schemas.octgn.org/picture~/&gt;&quot;)" table:style-name="ce1">
            <text:p><text:s/>&lt;Relationship Target=~/cards/BlackSails_moaningsongofthedead.jpg~ Id=~C68b1c0d8-3d2e-42c3-8663-6046f6649e11~ Type=~http://schemas.octgn.org/picture~/&gt;</text:p>
          </table:table-cell>
          <table:table-cell office:value-type="string" table:style-name="ce1">
            <text:p>68b1c0d8-3d2e-42c3-8663-6046f6649e11</text:p>
          </table:table-cell>
          <table:table-cell office:value-type="string" table:style-name="ce1">
            <text:p>BlackSails_moaningsongofthedead</text:p>
          </table:table-cell>
          <table:table-cell office:value-type="string" table:style-name="ce1">
            <text:p>Moaning Song of the Dead</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ust tack one of your crew with Fear of 1 or more to play this card. Target this Sea. Until the end of the turn, other players must tack one of their crew (in addition to other costs) to enter this Sea. The eerie cry echoed across the waves, chilling Gosse to his bones. He'd heard that noise before...</text:p>
          </table:table-cell>
          <table:table-cell table:number-columns-repeated="16361"/>
        </table:table-row>
        <table:table-row table:style-name="ro2">
          <table:table-cell office:value-type="string" office:string-value="  &lt;card id=~973f865f-186b-436a-a920-80264ad5b0da~ name=~Moldy Morri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Unique .. Morris inflicts 5 extra Hits during Boarding if an opposing crew has pushed forward to fight Morris or vice-versa. If the opposing crew is sunk, the number of Hits is reduced to zero. The rot grows from his flesh, infecting everything he touches.~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973f865f-186b-436a-a920-80264ad5b0da~ name=~Moldy Morri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Unique .. Morris inflicts 5 extra Hits during Boarding if an opposing crew has pushed forward to fight Morris or vice-versa. If the opposing crew is sunk, the number of Hits is reduced to zero. The rot grows from his flesh, infecting everything he touches.~ /&gt;&lt;/card&gt;</text:p>
          </table:table-cell>
          <table:table-cell office:value-type="string" office:string-value=" &lt;Relationship Target=~/cards/BlackSails_moldymorris.jpg~ Id=~C973f865f-186b-436a-a920-80264ad5b0da~ Type=~http://schemas.octgn.org/picture~/&gt;" table:formula="of:=CONCATENATE(&quot; &lt;Relationship Target=~/cards/&quot;;[.D15];&quot;.jpg~ Id=~C&quot;;[.C15];&quot;~ Type=~http://schemas.octgn.org/picture~/&gt;&quot;)" table:style-name="ce1">
            <text:p><text:s/>&lt;Relationship Target=~/cards/BlackSails_moldymorris.jpg~ Id=~C973f865f-186b-436a-a920-80264ad5b0da~ Type=~http://schemas.octgn.org/picture~/&gt;</text:p>
          </table:table-cell>
          <table:table-cell office:value-type="string" table:style-name="ce1">
            <text:p>973f865f-186b-436a-a920-80264ad5b0da</text:p>
          </table:table-cell>
          <table:table-cell office:value-type="string" table:style-name="ce1">
            <text:p>BlackSails_moldymorris</text:p>
          </table:table-cell>
          <table:table-cell office:value-type="string" table:style-name="ce1">
            <text:p>Moldy Morri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Unique .. Morris inflicts 5 extra Hits during Boarding if an opposing crew has pushed forward to fight Morris or vice-versa. If the opposing crew is sunk, the number of Hits is reduced to zero. The rot grows from his flesh, infecting everything he touches.</text:p>
          </table:table-cell>
          <table:table-cell table:number-columns-repeated="16361"/>
        </table:table-row>
        <table:table-row table:style-name="ro2">
          <table:table-cell office:value-type="string" office:string-value="  &lt;card id=~219353c9-3b4d-419e-b763-e5b8e2dcb8a3~ name=~Never Knew Him~&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absorbing Hits. Discard a crew card from your hand to suffer 2 fewer Hi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219353c9-3b4d-419e-b763-e5b8e2dcb8a3~ name=~Never Knew Him~&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absorbing Hits. Discard a crew card from your hand to suffer 2 fewer Hits.~ /&gt;&lt;/card&gt;</text:p>
          </table:table-cell>
          <table:table-cell office:value-type="string" office:string-value=" &lt;Relationship Target=~/cards/BlackSails_neverknewhim.jpg~ Id=~C219353c9-3b4d-419e-b763-e5b8e2dcb8a3~ Type=~http://schemas.octgn.org/picture~/&gt;" table:formula="of:=CONCATENATE(&quot; &lt;Relationship Target=~/cards/&quot;;[.D16];&quot;.jpg~ Id=~C&quot;;[.C16];&quot;~ Type=~http://schemas.octgn.org/picture~/&gt;&quot;)" table:style-name="ce1">
            <text:p><text:s/>&lt;Relationship Target=~/cards/BlackSails_neverknewhim.jpg~ Id=~C219353c9-3b4d-419e-b763-e5b8e2dcb8a3~ Type=~http://schemas.octgn.org/picture~/&gt;</text:p>
          </table:table-cell>
          <table:table-cell office:value-type="string" table:style-name="ce1">
            <text:p>219353c9-3b4d-419e-b763-e5b8e2dcb8a3</text:p>
          </table:table-cell>
          <table:table-cell office:value-type="string" table:style-name="ce1">
            <text:p>BlackSails_neverknewhim</text:p>
          </table:table-cell>
          <table:table-cell office:value-type="string" table:style-name="ce1">
            <text:p>Never Knew Him</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absorbing Hits. Discard a crew card from your hand to suffer 2 fewer Hits.</text:p>
          </table:table-cell>
          <table:table-cell table:number-columns-repeated="16361"/>
        </table:table-row>
        <table:table-row table:style-name="ro2">
          <table:table-cell office:value-type="string" office:string-value="  &lt;card id=~ab403bb8-a601-4f28-bff9-65ed17d78a73~ name=~No-Leg William~&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Black Freighter~ /&gt;&lt;property name=~Text~ value=~Loyal .. William may attach up to two Leg attachments .. William gains +2 to all skills if he has two Leg attachments attached.~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ab403bb8-a601-4f28-bff9-65ed17d78a73~ name=~No-Leg William~&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Black Freighter~ /&gt;&lt;property name=~Text~ value=~Loyal .. William may attach up to two Leg attachments .. William gains +2 to all skills if he has two Leg attachments attached.~ /&gt;&lt;/card&gt;</text:p>
          </table:table-cell>
          <table:table-cell office:value-type="string" office:string-value=" &lt;Relationship Target=~/cards/BlackSails_nolegwilliam.jpg~ Id=~Cab403bb8-a601-4f28-bff9-65ed17d78a73~ Type=~http://schemas.octgn.org/picture~/&gt;" table:formula="of:=CONCATENATE(&quot; &lt;Relationship Target=~/cards/&quot;;[.D17];&quot;.jpg~ Id=~C&quot;;[.C17];&quot;~ Type=~http://schemas.octgn.org/picture~/&gt;&quot;)" table:style-name="ce1">
            <text:p><text:s/>&lt;Relationship Target=~/cards/BlackSails_nolegwilliam.jpg~ Id=~Cab403bb8-a601-4f28-bff9-65ed17d78a73~ Type=~http://schemas.octgn.org/picture~/&gt;</text:p>
          </table:table-cell>
          <table:table-cell office:value-type="string" table:style-name="ce1">
            <text:p>ab403bb8-a601-4f28-bff9-65ed17d78a73</text:p>
          </table:table-cell>
          <table:table-cell office:value-type="string" table:style-name="ce1">
            <text:p>BlackSails_nolegwilliam</text:p>
          </table:table-cell>
          <table:table-cell office:value-type="string" table:style-name="ce1">
            <text:p>No-Leg William</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William may attach up to two Leg attachments .. William gains +2 to all skills if he has two Leg attachments attached.</text:p>
          </table:table-cell>
          <table:table-cell table:number-columns-repeated="16361"/>
        </table:table-row>
        <table:table-row table:style-name="ro2">
          <table:table-cell office:value-type="string" office:string-value="  &lt;card id=~235ce134-c974-4b8e-a971-2082b2380b64~ name=~Power of Purity~&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Heroic or Holy crew to target a Black Freighter Captain in this Sea. Inflict Hits on that Ship equal to the number of your Heroic and Holy crew.~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235ce134-c974-4b8e-a971-2082b2380b64~ name=~Power of Purity~&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Heroic or Holy crew to target a Black Freighter Captain in this Sea. Inflict Hits on that Ship equal to the number of your Heroic and Holy crew.~ /&gt;&lt;/card&gt;</text:p>
          </table:table-cell>
          <table:table-cell office:value-type="string" office:string-value=" &lt;Relationship Target=~/cards/BlackSails_powerofpurity.jpg~ Id=~C235ce134-c974-4b8e-a971-2082b2380b64~ Type=~http://schemas.octgn.org/picture~/&gt;" table:formula="of:=CONCATENATE(&quot; &lt;Relationship Target=~/cards/&quot;;[.D18];&quot;.jpg~ Id=~C&quot;;[.C18];&quot;~ Type=~http://schemas.octgn.org/picture~/&gt;&quot;)" table:style-name="ce1">
            <text:p><text:s/>&lt;Relationship Target=~/cards/BlackSails_powerofpurity.jpg~ Id=~C235ce134-c974-4b8e-a971-2082b2380b64~ Type=~http://schemas.octgn.org/picture~/&gt;</text:p>
          </table:table-cell>
          <table:table-cell office:value-type="string" table:style-name="ce1">
            <text:p>235ce134-c974-4b8e-a971-2082b2380b64</text:p>
          </table:table-cell>
          <table:table-cell office:value-type="string" table:style-name="ce1">
            <text:p>BlackSails_powerofpurity</text:p>
          </table:table-cell>
          <table:table-cell office:value-type="string" table:style-name="ce1">
            <text:p>Power of Purity</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one of your Heroic or Holy crew to target a Black Freighter Captain in this Sea. Inflict Hits on that Ship equal to the number of your Heroic and Holy crew.</text:p>
          </table:table-cell>
          <table:table-cell table:number-columns-repeated="16361"/>
        </table:table-row>
        <table:table-row table:style-name="ro2">
          <table:table-cell office:value-type="string" office:string-value="  &lt;card id=~07d5433a-809b-4861-8e62-f2b8aff068fd~ name=~Plague Ship~&gt;&lt;property name=~Rarity~ value=~F~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Ally .. Any player in this Sea may discard this card by tacking 4 cannon as an action. .. No player, except those with Black Freighter captains, may hire crew in this Sea. .. Act: Tack this card to attach it to a Sea adjacent to this Sea.~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07d5433a-809b-4861-8e62-f2b8aff068fd~ name=~Plague Ship~&gt;&lt;property name=~Rarity~ value=~F~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Ally .. Any player in this Sea may discard this card by tacking 4 cannon as an action. .. No player, except those with Black Freighter captains, may hire crew in this Sea. .. Act: Tack this card to attach it to a Sea adjacent to this Sea.~ /&gt;&lt;/card&gt;</text:p>
          </table:table-cell>
          <table:table-cell office:value-type="string" office:string-value=" &lt;Relationship Target=~/cards/BlackSails_plagueship.jpg~ Id=~C07d5433a-809b-4861-8e62-f2b8aff068fd~ Type=~http://schemas.octgn.org/picture~/&gt;" table:formula="of:=CONCATENATE(&quot; &lt;Relationship Target=~/cards/&quot;;[.D19];&quot;.jpg~ Id=~C&quot;;[.C19];&quot;~ Type=~http://schemas.octgn.org/picture~/&gt;&quot;)" table:style-name="ce1">
            <text:p><text:s/>&lt;Relationship Target=~/cards/BlackSails_plagueship.jpg~ Id=~C07d5433a-809b-4861-8e62-f2b8aff068fd~ Type=~http://schemas.octgn.org/picture~/&gt;</text:p>
          </table:table-cell>
          <table:table-cell office:value-type="string" table:style-name="ce1">
            <text:p>07d5433a-809b-4861-8e62-f2b8aff068fd</text:p>
          </table:table-cell>
          <table:table-cell office:value-type="string" table:style-name="ce1">
            <text:p>BlackSails_plagueship</text:p>
          </table:table-cell>
          <table:table-cell office:value-type="string" table:style-name="ce1">
            <text:p>Plague Ship</text:p>
          </table:table-cell>
          <table:table-cell office:value-type="string" table:style-name="ce1">
            <text:p>F</text:p>
          </table:table-cell>
          <table:table-cell office:value-type="string" table:style-name="ce1">
            <text:p>attachments</text:p>
          </table:table-cell>
          <table:table-cell office:value-type="float" office:value="2" table:style-name="ce1">
            <text:p>2</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Unique..Ally .. Any player in this Sea may discard this card by tacking 4 cannon as an action. .. No player, except those with Black Freighter captains, may hire crew in this Sea. .. Act: Tack this card to attach it to a Sea adjacent to this Sea.</text:p>
          </table:table-cell>
          <table:table-cell table:number-columns-repeated="16361"/>
        </table:table-row>
        <table:table-row table:style-name="ro2">
          <table:table-cell office:value-type="string" office:string-value="  &lt;card id=~c4e5453a-eb12-43e2-925a-f6e500bb3008~ name=~Run'em Down, Boys!~&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 React: Play when another player discards a crew from play to sink that crew and attach this card to your captain. .. React: When paying an influence cost, discard this card to produce 3 Influence if it was attached to your Captain.~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c4e5453a-eb12-43e2-925a-f6e500bb3008~ name=~Run'em Down, Boys!~&gt;&lt;property name=~Rarity~ value=~F~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 React: Play when another player discards a crew from play to sink that crew and attach this card to your captain. .. React: When paying an influence cost, discard this card to produce 3 Influence if it was attached to your Captain.~ /&gt;&lt;/card&gt;</text:p>
          </table:table-cell>
          <table:table-cell office:value-type="string" office:string-value=" &lt;Relationship Target=~/cards/BlackSails_runemdownboys.jpg~ Id=~Cc4e5453a-eb12-43e2-925a-f6e500bb3008~ Type=~http://schemas.octgn.org/picture~/&gt;" table:formula="of:=CONCATENATE(&quot; &lt;Relationship Target=~/cards/&quot;;[.D20];&quot;.jpg~ Id=~C&quot;;[.C20];&quot;~ Type=~http://schemas.octgn.org/picture~/&gt;&quot;)" table:style-name="ce1">
            <text:p><text:s/>&lt;Relationship Target=~/cards/BlackSails_runemdownboys.jpg~ Id=~Cc4e5453a-eb12-43e2-925a-f6e500bb3008~ Type=~http://schemas.octgn.org/picture~/&gt;</text:p>
          </table:table-cell>
          <table:table-cell office:value-type="string" table:style-name="ce1">
            <text:p>c4e5453a-eb12-43e2-925a-f6e500bb3008</text:p>
          </table:table-cell>
          <table:table-cell office:value-type="string" table:style-name="ce1">
            <text:p>BlackSails_runemdownboys</text:p>
          </table:table-cell>
          <table:table-cell office:value-type="string" table:style-name="ce1">
            <text:p>Run'em Down, Boys!</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Villainous Captain. .. React: Play when another player discards a crew from play to sink that crew and attach this card to your captain. .. React: When paying an influence cost, discard this card to produce 3 Influence if it was attached to your Captain.</text:p>
          </table:table-cell>
          <table:table-cell table:number-columns-repeated="16361"/>
        </table:table-row>
        <table:table-row table:style-name="ro2">
          <table:table-cell office:value-type="string" office:string-value="  &lt;card id=~02ff5af5-20d7-43c6-9d9e-c0ea389bd7be~ name=~Savage Stor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Weather .. Any player may pay 1 Adventuring as an action to attach this card to a Sea adjacent to this Sea. .. Any player may pay 5 Adventuring as an action to discard this card. .. All ships in, or moving from, this Sea have their move costs increased by 2.~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02ff5af5-20d7-43c6-9d9e-c0ea389bd7be~ name=~Savage Stor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Weather .. Any player may pay 1 Adventuring as an action to attach this card to a Sea adjacent to this Sea. .. Any player may pay 5 Adventuring as an action to discard this card. .. All ships in, or moving from, this Sea have their move costs increased by 2.~ /&gt;&lt;/card&gt;</text:p>
          </table:table-cell>
          <table:table-cell office:value-type="string" office:string-value=" &lt;Relationship Target=~/cards/BlackSails_savagestorm.jpg~ Id=~C02ff5af5-20d7-43c6-9d9e-c0ea389bd7be~ Type=~http://schemas.octgn.org/picture~/&gt;" table:formula="of:=CONCATENATE(&quot; &lt;Relationship Target=~/cards/&quot;;[.D21];&quot;.jpg~ Id=~C&quot;;[.C21];&quot;~ Type=~http://schemas.octgn.org/picture~/&gt;&quot;)" table:style-name="ce1">
            <text:p><text:s/>&lt;Relationship Target=~/cards/BlackSails_savagestorm.jpg~ Id=~C02ff5af5-20d7-43c6-9d9e-c0ea389bd7be~ Type=~http://schemas.octgn.org/picture~/&gt;</text:p>
          </table:table-cell>
          <table:table-cell office:value-type="string" table:style-name="ce1">
            <text:p>02ff5af5-20d7-43c6-9d9e-c0ea389bd7be</text:p>
          </table:table-cell>
          <table:table-cell office:value-type="string" table:style-name="ce1">
            <text:p>BlackSails_savagestorm</text:p>
          </table:table-cell>
          <table:table-cell office:value-type="string" table:style-name="ce1">
            <text:p>Savage Storm</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Weather .. Any player may pay 1 Adventuring as an action to attach this card to a Sea adjacent to this Sea. .. Any player may pay 5 Adventuring as an action to discard this card. .. All ships in, or moving from, this Sea have their move costs increased by 2.</text:p>
          </table:table-cell>
          <table:table-cell table:number-columns-repeated="16361"/>
        </table:table-row>
        <table:table-row table:style-name="ro2">
          <table:table-cell office:value-type="string" office:string-value="  &lt;card id=~773a525d-df65-49c7-934f-a749f4019717~ name=~Skeletal Deck Hand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Black Freighter~ /&gt;&lt;property name=~Text~ value=~Loyal ... No attachments .. Skeletal~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73a525d-df65-49c7-934f-a749f4019717~ name=~Skeletal Deck Hand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Black Freighter~ /&gt;&lt;property name=~Text~ value=~Loyal ... No attachments .. Skeletal~ /&gt;&lt;/card&gt;</text:p>
          </table:table-cell>
          <table:table-cell office:value-type="string" office:string-value=" &lt;Relationship Target=~/cards/BlackSails_skeletaldeckhands.jpg~ Id=~C773a525d-df65-49c7-934f-a749f4019717~ Type=~http://schemas.octgn.org/picture~/&gt;" table:formula="of:=CONCATENATE(&quot; &lt;Relationship Target=~/cards/&quot;;[.D22];&quot;.jpg~ Id=~C&quot;;[.C22];&quot;~ Type=~http://schemas.octgn.org/picture~/&gt;&quot;)" table:style-name="ce1">
            <text:p><text:s/>&lt;Relationship Target=~/cards/BlackSails_skeletaldeckhands.jpg~ Id=~C773a525d-df65-49c7-934f-a749f4019717~ Type=~http://schemas.octgn.org/picture~/&gt;</text:p>
          </table:table-cell>
          <table:table-cell office:value-type="string" table:style-name="ce1">
            <text:p>773a525d-df65-49c7-934f-a749f4019717</text:p>
          </table:table-cell>
          <table:table-cell office:value-type="string" table:style-name="ce1">
            <text:p>BlackSails_skeletaldeckhands</text:p>
          </table:table-cell>
          <table:table-cell office:value-type="string" table:style-name="ce1">
            <text:p>Skeletal Deck Hands</text:p>
          </table:table-cell>
          <table:table-cell office:value-type="string" table:style-name="ce1">
            <text:p>F</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text:p>
          </table:table-cell>
          <table:table-cell table:number-columns-repeated="16361"/>
        </table:table-row>
        <table:table-row table:style-name="ro2">
          <table:table-cell office:value-type="string" office:string-value="  &lt;card id=~43e32f71-9801-494d-99c5-01823ba0b7a1~ name=~Skeletal Shore Gang~&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Black Freighter~ /&gt;&lt;property name=~Text~ value=~Loyal ... No attachments .. Skeletal~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43e32f71-9801-494d-99c5-01823ba0b7a1~ name=~Skeletal Shore Gang~&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Black Freighter~ /&gt;&lt;property name=~Text~ value=~Loyal ... No attachments .. Skeletal~ /&gt;&lt;/card&gt;</text:p>
          </table:table-cell>
          <table:table-cell office:value-type="string" office:string-value=" &lt;Relationship Target=~/cards/BlackSails_skeletalshoregang.jpg~ Id=~C43e32f71-9801-494d-99c5-01823ba0b7a1~ Type=~http://schemas.octgn.org/picture~/&gt;" table:formula="of:=CONCATENATE(&quot; &lt;Relationship Target=~/cards/&quot;;[.D23];&quot;.jpg~ Id=~C&quot;;[.C23];&quot;~ Type=~http://schemas.octgn.org/picture~/&gt;&quot;)" table:style-name="ce1">
            <text:p><text:s/>&lt;Relationship Target=~/cards/BlackSails_skeletalshoregang.jpg~ Id=~C43e32f71-9801-494d-99c5-01823ba0b7a1~ Type=~http://schemas.octgn.org/picture~/&gt;</text:p>
          </table:table-cell>
          <table:table-cell office:value-type="string" table:style-name="ce1">
            <text:p>43e32f71-9801-494d-99c5-01823ba0b7a1</text:p>
          </table:table-cell>
          <table:table-cell office:value-type="string" table:style-name="ce1">
            <text:p>BlackSails_skeletalshoregang</text:p>
          </table:table-cell>
          <table:table-cell office:value-type="string" table:style-name="ce1">
            <text:p>Skeletal Shore Gang</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text:p>
          </table:table-cell>
          <table:table-cell table:number-columns-repeated="16361"/>
        </table:table-row>
        <table:table-row table:style-name="ro2">
          <table:table-cell office:value-type="string" office:string-value="  &lt;card id=~e0b26b72-7591-44c3-b8f6-aa5f6ae4f937~ name=~Skeletal Thug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 Skeletal Thugs inflict 1 extra Hit during Boarding Attacks. The first one opened his mouth in a slient moan. The rest shuffled forward slowly, rusty blades hanging from their rotting hands...~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e0b26b72-7591-44c3-b8f6-aa5f6ae4f937~ name=~Skeletal Thugs~&gt;&lt;property name=~Rarity~ value=~F~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 Skeletal Thugs inflict 1 extra Hit during Boarding Attacks. The first one opened his mouth in a slient moan. The rest shuffled forward slowly, rusty blades hanging from their rotting hands...~ /&gt;&lt;/card&gt;</text:p>
          </table:table-cell>
          <table:table-cell office:value-type="string" office:string-value=" &lt;Relationship Target=~/cards/BlackSails_skeletalthugs.jpg~ Id=~Ce0b26b72-7591-44c3-b8f6-aa5f6ae4f937~ Type=~http://schemas.octgn.org/picture~/&gt;" table:formula="of:=CONCATENATE(&quot; &lt;Relationship Target=~/cards/&quot;;[.D24];&quot;.jpg~ Id=~C&quot;;[.C24];&quot;~ Type=~http://schemas.octgn.org/picture~/&gt;&quot;)" table:style-name="ce1">
            <text:p><text:s/>&lt;Relationship Target=~/cards/BlackSails_skeletalthugs.jpg~ Id=~Ce0b26b72-7591-44c3-b8f6-aa5f6ae4f937~ Type=~http://schemas.octgn.org/picture~/&gt;</text:p>
          </table:table-cell>
          <table:table-cell office:value-type="string" table:style-name="ce1">
            <text:p>e0b26b72-7591-44c3-b8f6-aa5f6ae4f937</text:p>
          </table:table-cell>
          <table:table-cell office:value-type="string" table:style-name="ce1">
            <text:p>BlackSails_skeletalthugs</text:p>
          </table:table-cell>
          <table:table-cell office:value-type="string" table:style-name="ce1">
            <text:p>Skeletal Thugs</text:p>
          </table:table-cell>
          <table:table-cell office:value-type="string" table:style-name="ce1">
            <text:p>F</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 ... No attachments .. Skeletal .. Skeletal Thugs inflict 1 extra Hit during Boarding Attacks. The first one opened his mouth in a slient moan. The rest shuffled forward slowly, rusty blades hanging from their rotting hands...</text:p>
          </table:table-cell>
          <table:table-cell table:number-columns-repeated="16361"/>
        </table:table-row>
        <table:table-row table:style-name="ro2">
          <table:table-cell office:value-type="string" office:string-value="  &lt;card id=~1a658a71-9ca0-442b-b432-307593524d47~ name=~Thomas Goss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Black Freighter~ /&gt;&lt;property name=~Text~ value=~Experienced..Unique..Loyal .. The Adventuring cost of your action cards that reduce the number of Hits you suffer is reduced by 3 (minimum 0).~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1a658a71-9ca0-442b-b432-307593524d47~ name=~Thomas Gosse~&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Black Freighter~ /&gt;&lt;property name=~Text~ value=~Experienced..Unique..Loyal .. The Adventuring cost of your action cards that reduce the number of Hits you suffer is reduced by 3 (minimum 0).~ /&gt;&lt;/card&gt;</text:p>
          </table:table-cell>
          <table:table-cell office:value-type="string" office:string-value=" &lt;Relationship Target=~/cards/BlackSails_thomasgosse.jpg~ Id=~C1a658a71-9ca0-442b-b432-307593524d47~ Type=~http://schemas.octgn.org/picture~/&gt;" table:formula="of:=CONCATENATE(&quot; &lt;Relationship Target=~/cards/&quot;;[.D25];&quot;.jpg~ Id=~C&quot;;[.C25];&quot;~ Type=~http://schemas.octgn.org/picture~/&gt;&quot;)" table:style-name="ce1">
            <text:p><text:s/>&lt;Relationship Target=~/cards/BlackSails_thomasgosse.jpg~ Id=~C1a658a71-9ca0-442b-b432-307593524d47~ Type=~http://schemas.octgn.org/picture~/&gt;</text:p>
          </table:table-cell>
          <table:table-cell office:value-type="string" table:style-name="ce1">
            <text:p>1a658a71-9ca0-442b-b432-307593524d47</text:p>
          </table:table-cell>
          <table:table-cell office:value-type="string" table:style-name="ce1">
            <text:p>BlackSails_thomasgosse</text:p>
          </table:table-cell>
          <table:table-cell office:value-type="string" table:style-name="ce1">
            <text:p>Thomas Gosse</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Experienced..Unique..Loyal .. The Adventuring cost of your action cards that reduce the number of Hits you suffer is reduced by 3 (minimum 0).</text:p>
          </table:table-cell>
          <table:table-cell table:number-columns-repeated="16361"/>
        </table:table-row>
        <table:table-row table:style-name="ro2">
          <table:table-cell office:value-type="string" office:string-value="  &lt;card id=~3b4f5fb1-a9ce-4952-88db-ead1d1eae4ba~ name=~To the Death!~&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Black Freighter crew. Until the end of the turn, that crew gains +2 Swashbuckling.~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3b4f5fb1-a9ce-4952-88db-ead1d1eae4ba~ name=~To the Death!~&gt;&lt;property name=~Rarity~ value=~F~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Black Freighter crew. Until the end of the turn, that crew gains +2 Swashbuckling.~ /&gt;&lt;/card&gt;</text:p>
          </table:table-cell>
          <table:table-cell office:value-type="string" office:string-value=" &lt;Relationship Target=~/cards/BlackSails_tothedeath.jpg~ Id=~C3b4f5fb1-a9ce-4952-88db-ead1d1eae4ba~ Type=~http://schemas.octgn.org/picture~/&gt;" table:formula="of:=CONCATENATE(&quot; &lt;Relationship Target=~/cards/&quot;;[.D26];&quot;.jpg~ Id=~C&quot;;[.C26];&quot;~ Type=~http://schemas.octgn.org/picture~/&gt;&quot;)" table:style-name="ce1">
            <text:p><text:s/>&lt;Relationship Target=~/cards/BlackSails_tothedeath.jpg~ Id=~C3b4f5fb1-a9ce-4952-88db-ead1d1eae4ba~ Type=~http://schemas.octgn.org/picture~/&gt;</text:p>
          </table:table-cell>
          <table:table-cell office:value-type="string" table:style-name="ce1">
            <text:p>3b4f5fb1-a9ce-4952-88db-ead1d1eae4ba</text:p>
          </table:table-cell>
          <table:table-cell office:value-type="string" table:style-name="ce1">
            <text:p>BlackSails_tothedeath</text:p>
          </table:table-cell>
          <table:table-cell office:value-type="string" table:style-name="ce1">
            <text:p>To the Death!</text:p>
          </table:table-cell>
          <table:table-cell office:value-type="string" table:style-name="ce1">
            <text:p>F</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of your Black Freighter crew. Until the end of the turn, that crew gains +2 Swashbuckling.</text:p>
          </table:table-cell>
          <table:table-cell table:number-columns-repeated="16361"/>
        </table:table-row>
        <table:table-row table:style-name="ro2">
          <table:table-cell office:value-type="string" office:string-value="  &lt;card id=~1307b05b-0b4c-469c-857e-a9d07cd0137f~ name=~The Traitor's Screa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 - Unique..Figurehead .. React: Tack when an opposing crew is sunk during a Boarding involving your Ship. If you have 2 or more completed adventures in play, you may put a Skeletal crew into play from your hand, without cost. The former captain, now a living figurehead. You can hear his folly in every tortured howl.~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1307b05b-0b4c-469c-857e-a9d07cd0137f~ name=~The Traitor's Scream~&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 - Unique..Figurehead .. React: Tack when an opposing crew is sunk during a Boarding involving your Ship. If you have 2 or more completed adventures in play, you may put a Skeletal crew into play from your hand, without cost. The former captain, now a living figurehead. You can hear his folly in every tortured howl.~ /&gt;&lt;/card&gt;</text:p>
          </table:table-cell>
          <table:table-cell office:value-type="string" office:string-value=" &lt;Relationship Target=~/cards/BlackSails_thetraitorsscream.jpg~ Id=~C1307b05b-0b4c-469c-857e-a9d07cd0137f~ Type=~http://schemas.octgn.org/picture~/&gt;" table:formula="of:=CONCATENATE(&quot; &lt;Relationship Target=~/cards/&quot;;[.D27];&quot;.jpg~ Id=~C&quot;;[.C27];&quot;~ Type=~http://schemas.octgn.org/picture~/&gt;&quot;)" table:style-name="ce1">
            <text:p><text:s/>&lt;Relationship Target=~/cards/BlackSails_thetraitorsscream.jpg~ Id=~C1307b05b-0b4c-469c-857e-a9d07cd0137f~ Type=~http://schemas.octgn.org/picture~/&gt;</text:p>
          </table:table-cell>
          <table:table-cell office:value-type="string" table:style-name="ce1">
            <text:p>1307b05b-0b4c-469c-857e-a9d07cd0137f</text:p>
          </table:table-cell>
          <table:table-cell office:value-type="string" table:style-name="ce1">
            <text:p>BlackSails_thetraitorsscream</text:p>
          </table:table-cell>
          <table:table-cell office:value-type="string" table:style-name="ce1">
            <text:p>The Traitor's Scream</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lack Freighter Ship Attachment - Unique..Figurehead .. React: Tack when an opposing crew is sunk during a Boarding involving your Ship. If you have 2 or more completed adventures in play, you may put a Skeletal crew into play from your hand, without cost. The former captain, now a living figurehead. You can hear his folly in every tortured howl.</text:p>
          </table:table-cell>
          <table:table-cell table:number-columns-repeated="16361"/>
        </table:table-row>
        <table:table-row table:style-name="ro2">
          <table:table-cell office:value-type="string" office:string-value="  &lt;card id=~d154f733-85ab-43f7-9d42-aaaee1ac86ae~ name=~Vile Temple~&gt;&lt;property name=~Rarity~ value=~F~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 Any player in this Sea may sink this card by producing 5 Swashbuckling or Cannon as an action. .. When Heroic crew tack to produce skill points, they produce 1 fewer point (minimum 0. crew with a 0 skill still produce 0).~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d154f733-85ab-43f7-9d42-aaaee1ac86ae~ name=~Vile Temple~&gt;&lt;property name=~Rarity~ value=~F~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 Any player in this Sea may sink this card by producing 5 Swashbuckling or Cannon as an action. .. When Heroic crew tack to produce skill points, they produce 1 fewer point (minimum 0. crew with a 0 skill still produce 0).~ /&gt;&lt;/card&gt;</text:p>
          </table:table-cell>
          <table:table-cell office:value-type="string" office:string-value=" &lt;Relationship Target=~/cards/BlackSails_viletemple.jpg~ Id=~Cd154f733-85ab-43f7-9d42-aaaee1ac86ae~ Type=~http://schemas.octgn.org/picture~/&gt;" table:formula="of:=CONCATENATE(&quot; &lt;Relationship Target=~/cards/&quot;;[.D28];&quot;.jpg~ Id=~C&quot;;[.C28];&quot;~ Type=~http://schemas.octgn.org/picture~/&gt;&quot;)" table:style-name="ce1">
            <text:p><text:s/>&lt;Relationship Target=~/cards/BlackSails_viletemple.jpg~ Id=~Cd154f733-85ab-43f7-9d42-aaaee1ac86ae~ Type=~http://schemas.octgn.org/picture~/&gt;</text:p>
          </table:table-cell>
          <table:table-cell office:value-type="string" table:style-name="ce1">
            <text:p>d154f733-85ab-43f7-9d42-aaaee1ac86ae</text:p>
          </table:table-cell>
          <table:table-cell office:value-type="string" table:style-name="ce1">
            <text:p>BlackSails_viletemple</text:p>
          </table:table-cell>
          <table:table-cell office:value-type="string" table:style-name="ce1">
            <text:p>Vile Temple</text:p>
          </table:table-cell>
          <table:table-cell office:value-type="string" table:style-name="ce1">
            <text:p>F</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Unique .. Any player in this Sea may sink this card by producing 5 Swashbuckling or Cannon as an action. .. When Heroic crew tack to produce skill points, they produce 1 fewer point (minimum 0. crew with a 0 skill still produce 0).</text:p>
          </table:table-cell>
          <table:table-cell table:number-columns-repeated="16361"/>
        </table:table-row>
        <table:table-row table:style-name="ro2">
          <table:table-cell office:value-type="string" office:string-value="  &lt;card id=~3553d05a-92d6-4d75-91c9-4301f0e58372~ name=~Well of Purity~&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Tack 3 Adventuring (2 if in la Boca). Captain Attachment: Your Heroic crew inflict 2 extra Hits during Boarding Attacks if the opposing Captain in the Boarding is Villainous. If true evil exists, then it must be balanced by an equal amount of true good.~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3553d05a-92d6-4d75-91c9-4301f0e58372~ name=~Well of Purity~&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Tack 3 Adventuring (2 if in la Boca). Captain Attachment: Your Heroic crew inflict 2 extra Hits during Boarding Attacks if the opposing Captain in the Boarding is Villainous. If true evil exists, then it must be balanced by an equal amount of true good.~ /&gt;&lt;/card&gt;</text:p>
          </table:table-cell>
          <table:table-cell office:value-type="string" office:string-value=" &lt;Relationship Target=~/cards/BlackSails_wellofpurity.jpg~ Id=~C3553d05a-92d6-4d75-91c9-4301f0e58372~ Type=~http://schemas.octgn.org/picture~/&gt;" table:formula="of:=CONCATENATE(&quot; &lt;Relationship Target=~/cards/&quot;;[.D29];&quot;.jpg~ Id=~C&quot;;[.C29];&quot;~ Type=~http://schemas.octgn.org/picture~/&gt;&quot;)" table:style-name="ce1">
            <text:p><text:s/>&lt;Relationship Target=~/cards/BlackSails_wellofpurity.jpg~ Id=~C3553d05a-92d6-4d75-91c9-4301f0e58372~ Type=~http://schemas.octgn.org/picture~/&gt;</text:p>
          </table:table-cell>
          <table:table-cell office:value-type="string" table:style-name="ce1">
            <text:p>3553d05a-92d6-4d75-91c9-4301f0e58372</text:p>
          </table:table-cell>
          <table:table-cell office:value-type="string" table:style-name="ce1">
            <text:p>BlackSails_wellofpurity</text:p>
          </table:table-cell>
          <table:table-cell office:value-type="string" table:style-name="ce1">
            <text:p>Well of Purity</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 To complete: Tack 3 Adventuring (2 if in la Boca). Captain Attachment: Your Heroic crew inflict 2 extra Hits during Boarding Attacks if the opposing Captain in the Boarding is Villainous. If true evil exists, then it must be balanced by an equal amount of true good.</text:p>
          </table:table-cell>
          <table:table-cell table:number-columns-repeated="16361"/>
        </table:table-row>
        <table:table-row table:style-name="ro2">
          <table:table-cell office:value-type="string" office:string-value="  &lt;card id=~221b46d2-f13f-4a9f-bf80-b276e5d48df5~ name=~William Tos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 His luck ran out at the same time Berek's did, only no one came to pull poor William from the sea.~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221b46d2-f13f-4a9f-bf80-b276e5d48df5~ name=~William Tos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Black Freighter~ /&gt;&lt;property name=~Text~ value=~Experienced..Unique..Loyal His luck ran out at the same time Berek's did, only no one came to pull poor William from the sea.~ /&gt;&lt;/card&gt;</text:p>
          </table:table-cell>
          <table:table-cell office:value-type="string" office:string-value=" &lt;Relationship Target=~/cards/BlackSails_williamtoss.jpg~ Id=~C221b46d2-f13f-4a9f-bf80-b276e5d48df5~ Type=~http://schemas.octgn.org/picture~/&gt;" table:formula="of:=CONCATENATE(&quot; &lt;Relationship Target=~/cards/&quot;;[.D30];&quot;.jpg~ Id=~C&quot;;[.C30];&quot;~ Type=~http://schemas.octgn.org/picture~/&gt;&quot;)" table:style-name="ce1">
            <text:p><text:s/>&lt;Relationship Target=~/cards/BlackSails_williamtoss.jpg~ Id=~C221b46d2-f13f-4a9f-bf80-b276e5d48df5~ Type=~http://schemas.octgn.org/picture~/&gt;</text:p>
          </table:table-cell>
          <table:table-cell office:value-type="string" table:style-name="ce1">
            <text:p>221b46d2-f13f-4a9f-bf80-b276e5d48df5</text:p>
          </table:table-cell>
          <table:table-cell office:value-type="string" table:style-name="ce1">
            <text:p>BlackSails_williamtoss</text:p>
          </table:table-cell>
          <table:table-cell office:value-type="string" table:style-name="ce1">
            <text:p>William Tos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Experienced..Unique..Loyal His luck ran out at the same time Berek's did, only no one came to pull poor William from the sea.</text:p>
          </table:table-cell>
          <table:table-cell table:number-columns-repeated="16361"/>
        </table:table-row>
        <table:table-row table:number-rows-repeated="1048546" table:style-name="ro2">
          <table:table-cell table:number-columns-repeated="16384"/>
        </table:table-row>
      </table:table>
      <table:table table:name="Sheet2" table:style-name="ta1">
        <table:table-column table:style-name="co2" table:default-cell-style-name="ce1"/>
        <table:table-column table:style-name="co4" table:number-columns-repeated="16383" table:default-cell-style-name="ce1"/>
        <table:table-row table:number-rows-repeated="1048576" table:style-name="ro2">
          <table:table-cell table:number-columns-repeated="16384"/>
        </table:table-row>
      </table:table>
      <table:table table:name="Sheet3" table:style-name="ta1">
        <table:table-column table:style-name="co2" table:default-cell-style-name="ce1"/>
        <table:table-column table:style-name="co4" table:number-columns-repeated="16383"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6:48Z</meta:creation-date>
    <dc:date>2021-01-15T00:45:35Z</dc:date>
    <meta:editing-cycles>11</meta:editing-cycles>
    <meta:editing-duration>PT11374S</meta:editing-duration>
    <meta:user-defined meta:name="Info 1"/>
    <meta:user-defined meta:name="Info 2"/>
    <meta:user-defined meta:name="Info 3"/>
    <meta:user-defined meta:name="Info 4"/>
  </office:meta>
</office:document-meta>
</file>